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2pt" style:font-size-asian="12pt"/>
    </style:style>
    <style:style style:name="P3" style:parent-style-name="Normal" style:family="paragraph">
      <style:text-properties fo:font-weight="bold" style:font-weight-asian="bold" fo:font-size="12pt" style:font-size-asian="12pt"/>
    </style:style>
    <style:style style:name="T4" style:parent-style-name="Policepardéfaut" style:family="text">
      <style:text-properties style:text-position="super 63.6%"/>
    </style:style>
    <style:style style:name="T5" style:parent-style-name="Policepardéfaut" style:family="text">
      <style:text-properties style:text-position="super 63.6%"/>
    </style:style>
    <style:style style:name="T6" style:parent-style-name="Policepardéfaut" style:family="text">
      <style:text-properties style:text-position="super 63.6%"/>
    </style:style>
  </office:automatic-styles>
  <office:body>
    <office:text text:use-soft-page-breaks="true">
      <text:p text:style-name="P1">Scénario basique :</text:p>
      <text:p text:style-name="P2">Comment attribuer un poste à un utilisateur sur le site de Nantes, à partir de la liste des postes ?</text:p>
      <text:p text:style-name="Normal">Le client<text:s/>se connecte, il clique sur valider pour se connecter. Il arrive sur l'accueil.</text:p>
      <text:p text:style-name="Normal">Il souhaite consulter les postes disponibles pour le site de Nantes, et attribuer un poste pour un utilisateur.<text:s/></text:p>
      <text:p text:style-name="Normal">Pour ce faire, il doit d’abord cliquer sur « Console » dans le menu. Une fois dans la vue correspondante, il doit sélectionner le site dans le menu déroulant (en l’occurrence, Nantes).</text:p>
      <text:p text:style-name="Normal">La liste des postes à Nantes s’affiche alors.</text:p>
      <text:p text:style-name="Normal">Chaque liste de poste contient son numéro, son statut et<text:s/>une icône d’ordinateur en fonction du statut (rouge si indisponible ou vert si disponible).</text:p>
      <text:p text:style-name="Normal">Le client<text:s/>peut cliquer sur cette icône pour consulter plus de détails sur le poste<text:s/>et<text:s/>l’attribuer à un utilisateur. Une modale s’ouvre alors.</text:p>
      <text:p text:style-name="Normal">Il choisit le nom d’utilisateur dans le menu déroulant.<text:s/><text:line-break/>Il choisit la durée de la session dans un menu déroulant.<text:line-break/>Il choisit le motif de la session dans un menu déroulant s’il existe déjà. Sinon, il peut créer un motif personnalisé.</text:p>
      <text:p text:style-name="Normal">Quand il a terminé, le client clique sur valider.</text:p>
      <text:p text:style-name="Normal"/>
      <text:p text:style-name="Normal"/>
      <text:p text:style-name="Normal"/>
      <text:p text:style-name="Normal">Scénario buggué :</text:p>
      <text:p text:style-name="P3">Comment créer un utilisateur pour l’ajouter dans la liste des usagers ?</text:p>
      <text:p text:style-name="Normal">Aller dans le menu « Gestion des utilisateurs ».</text:p>
      <text:p text:style-name="Normal">Dans la liste des usagers, cliquer sur « Ajouter » en bas, pour créer un utilisateur.</text:p>
      <text:p text:style-name="Normal">(1<text:span text:style-name="T4">er</text:span><text:s/>fail : Site -&gt; Si on entre un site qui n’est pas dans la liste ?)</text:p>
      <text:p text:style-name="Normal">(2<text:span text:style-name="T5">ème</text:span> fail : Date d’inscription -&gt;<text:s/>Format de la date d’inscription ?)</text:p>
      <text:p text:style-name="Normal">(3<text:span text:style-name="T6">ème</text:span><text:s/>fail : Ajouter -&gt; Comment je fais pour valider la création de mon contact ?)<text:line-break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LE DIOURON</meta:initial-creator>
    <dc:creator>Kevin LE DIOURON</dc:creator>
    <meta:creation-date>2014-10-10T10:15:00Z</meta:creation-date>
    <dc:date>2014-10-10T12:48:00Z</dc:date>
    <meta:template xlink:href="Normal.dotm" xlink:type="simple"/>
    <meta:editing-cycles>2</meta:editing-cycles>
    <meta:editing-duration>PT9180S</meta:editing-duration>
    <meta:document-statistic meta:page-count="1" meta:paragraph-count="3" meta:word-count="243" meta:character-count="1579" meta:row-count="11" meta:non-whitespace-character-count="1339"/>
  </office:meta>
</office:document-meta>
</file>